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ResourceContext.PDFResourceContext( PDFResources 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ResourceContext.addShading( PDFShading sha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sourceContext.getAnnot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sourceContext.addAnnotation( PDFObject anno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DFResourceContext.getPDF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ResourceContext.addGState( PDFGState g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